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teracion 1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Horas Test</text:p>
          </table:table-cell>
        </table:table-row>
        <table:table-row table:style-name="ro1">
          <table:table-cell office:value-type="string" calcext:value-type="string">
            <text:p>Relevamiento de req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alisi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alizacion de Historias de usuari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eño Entitad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eacion y Configuracion BD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acion Clases de Entida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lementacion de Serivicios Rest Backen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quelo Front En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ementacion Api Rest front 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ño Html Alta Emplea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SUM([.B3:.B15]) + SUM([.C3:.C15])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3:50:09.354476659</meta:creation-date>
    <dc:date>2016-04-14T00:46:51.377379824</dc:date>
    <meta:editing-duration>PT52M53S</meta:editing-duration>
    <meta:editing-cycles>3</meta:editing-cycles>
    <meta:generator>LibreOffice/4.2.8.2$Linux_X86_64 LibreOffice_project/420m0$Build-2</meta:generator>
    <meta:document-statistic meta:table-count="1" meta:cell-count="24" meta:object-count="0"/>
  </office:meta>
</office:document-meta>
</file>